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a782" officeooo:paragraph-rsid="0013a782" style:font-size-asian="12.25pt" style:font-size-complex="14pt"/>
    </style:style>
    <style:style style:name="T1" style:family="text">
      <style:text-properties officeooo:rsid="00144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 GIT DAN GITHUB</text:p>
      <text:p text:style-name="P1"/>
      <text:p text:style-name="P1">-<text:tab/>apa itu git? Secara sederhana git itu merupakan salah satu dari dari vcs (version <text:tab/>control system) sistem yang mengelola perubahan daru sebuah document <text:tab/>program dan kumpulan infomasi lain.”</text:p>
      <text:p text:style-name="P1"><text:tab/></text:p>
      <text:p text:style-name="P1">-<text:tab/> <text:span text:style-name="T1">proses penggabungan sama juga di sebut dengan kolaborasi.</text:span></text:p>
      <text:p text:style-name="P1"/>
      <text:p text:style-name="P1">-<text:tab/><text:span text:style-name="T1">* vcs(version control system) sebuah sistem yang menyimpnan rekaman / <text:s/><text:tab/>snapshot perubahahn pada source code.</text:span></text:p>
      <text:p text:style-name="P1"><text:tab/></text:p>
      <text:p text:style-name="P1"><text:span text:style-name="T1"><text:tab/>* Memungkinkan bekerja berkolaborasi dengan lebih baik.</text:span></text:p>
      <text:p text:style-name="P1"><text:tab/></text:p>
      <text:p text:style-name="P1"><text:span text:style-name="T1"><text:tab/>* mengetahui siapa yang akan melakukan dan kapan sebuah perubahan terjadi.</text:span></text:p>
      <text:p text:style-name="P1"><text:tab/></text:p>
      <text:p text:style-name="P1">-<text:tab/><text:span text:style-name="T1">selain git itu masih ada <text:s/>(subversion,mercurial,cvs).</text:span></text:p>
      <text:p text:style-name="P1"/>
      <text:p text:style-name="P1">-<text:tab/><text:span text:style-name="T1">git (sebuah vcs derdistribusi untuk mengelola perubahan file didalam folder) <text:tab/>akan di sebut dengan (repository / repo ).</text:span></text:p>
      <text:p text:style-name="P1"/>
      <text:p text:style-name="P1">-<text:tab/><text:span text:style-name="T1">git akan menyampaikan perubahan file yang disimpan menggunakan <text:tab/>serangkain commit.</text:span></text:p>
      <text:p text:style-name="P1"/>
      <text:p text:style-name="P1">-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8:04:07.519773916</meta:creation-date>
    <dc:date>2025-01-07T08:38:32.459069495</dc:date>
    <meta:editing-duration>PT12M49S</meta:editing-duration>
    <meta:editing-cycles>1</meta:editing-cycles>
    <meta:document-statistic meta:table-count="0" meta:image-count="0" meta:object-count="0" meta:page-count="1" meta:paragraph-count="14" meta:word-count="114" meta:character-count="777" meta:non-whitespace-character-count="658"/>
    <meta:generator>LibreOffice/24.2.6.2$Linux_X86_64 LibreOffice_project/420$Build-2</meta:generator>
  </office:meta>
</office:document-meta>
</file>